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7-04-27_14-16-31_649.jpg</text:p>
          </table:table-cell>
          <table:table-cell table:style-name="ce2" office:value-type="string">
            <text:p>:m music / log / kb / done / N+ / 2017042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27_14-16-22_388.jpg</text:p>
          </table:table-cell>
          <table:table-cell office:value-type="string">
            <text:p>:m other / daily choirs / 23:50 / 風呂出たあと~布団敷く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27_14-16-20_847.jpg</text:p>
          </table:table-cell>
          <table:table-cell office:value-type="string">
            <text:p>:m other / daily choirs / 11:30 起きたとき~食事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4-27_14-15-09_238.jpg</text:p>
          </table:table-cell>
          <table:table-cell table:style-name="ce2" office:value-type="string">
            <text:p>:m 見た夢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7-04-27_14-14-50_950.jpg</text:p>
          </table:table-cell>
          <table:table-cell office:value-type="string">
            <text:p>:m other / steps / CR5　単語調べ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4-27_14-14-47_616.jpg</text:p>
          </table:table-cell>
          <table:table-cell table:style-name="ce2" office:value-type="string">
            <text:p>:m :th / 考え方 / science を製品に落とし込み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4-27_14-14-42_448.jpg</text:p>
          </table:table-cell>
          <table:table-cell table:style-name="ce2" office:value-type="string">
            <text:p>:m music / log / kb / done / N+ / 2017042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4-27_14-14-36_740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4-27_14-14-34_946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4-27_14-14-32_589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4-27_14-14-29_968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4-27_14-14-28_246.jpg</text:p>
          </table:table-cell>
          <table:table-cell table:style-name="ce2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4-27_14-05-15_000.jpg</text:p>
          </table:table-cell>
          <table:table-cell office:value-type="string">
            <text:p>:m music / 楽譜メモ / kb / stride-1.p-12,v-1 / RH=1-{8,9,10} 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7-04-27_14-05-07_000.jpg</text:p>
          </table:table-cell>
          <table:table-cell office:value-type="string">
            <text:p>:m music / 楽譜メモ / kb / h-11,v-3 / fast-play note-by-note regular-sequence no-skipping / t=70 k=C / LH smooth movement / RH=1-3-5-7f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7-04-27_11-44-07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4-27_11-15-51_000.jpg</text:p>
          </table:table-cell>
          <table:table-cell office:value-type="string">
            <text:p>:m other / daily choirs / 11:30 起きたとき / シェーブ　洗面、他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4-27_10-55-23_000.jpg</text:p>
          </table:table-cell>
          <table:table-cell table:style-name="ce2" office:value-type="string">
            <text:p>:m :PHOTO 起きた時刻 / 2017042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4-27_06-06-42_000.jpg</text:p>
          </table:table-cell>
          <table:table-cell office:value-type="string">
            <text:p>:m music / 楽譜メモ / kb / et-19 / theme for multi-span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4-27_02-50-01_000.jpg</text:p>
          </table:table-cell>
          <table:table-cell table:style-name="ce2" office:value-type="string">
            <text:p>:m :PHOTO 寝た時刻 / 2017042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4-26_21-44-57_000.jpg</text:p>
          </table:table-cell>
          <table:table-cell office:value-type="string">
            <text:p>:m :? 1*1 / others / 「クンドゥシュ」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4-26_20-02-02_000.jpg</text:p>
          </table:table-cell>
          <table:table-cell table:style-name="ce1" office:value-type="string">
            <text:p>:m 食べた物/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2017-04-26_18-42-17_000.jpg</text:p>
          </table:table-cell>
          <table:table-cell office:value-type="string">
            <text:p>:m 1-2*2 RES / free# VX7GLZ 17#2 / science research / steps / make movie, ImageJ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4-26_16-14-16_000.jpg</text:p>
          </table:table-cell>
          <table:table-cell office:value-type="string">
            <text:p>:m music / 楽譜メモ / kb / stride-1.p-16 / t=90 k=C,D,E / melody-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4-26_16-14-09_000.jpg</text:p>
          </table:table-cell>
          <table:table-cell office:value-type="string">
            <text:p>:m music / 楽譜メモ / kb / h-13 / k=C t=110 span,differ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017/04/27</text:date>, <text:time>14:4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4:48:52.98</dc:date>
    <dc:creator>岩淵 謙</dc:creator>
    <meta:generator>OpenOffice/4.1.3$Win32 OpenOffice.org_project/413m1$Build-9783</meta:generator>
    <meta:editing-duration>PT24M59S</meta:editing-duration>
    <meta:editing-cycles>13</meta:editing-cycles>
    <meta:document-statistic meta:table-count="1" meta:cell-count="75" meta:object-count="0"/>
  </office:meta>
</office:document-meta>
</file>